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E000002C5961BA16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4.512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style:font-name="Liberation Serif" fo:font-weight="bold" style:font-weight-asian="bold" style:font-weight-complex="bold"/>
    </style:style>
    <style:style style:name="T1" style:family="text">
      <style:text-properties style:font-name="Liberation Seri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1.878cm" svg:x="1.952cm" svg:y="10.842cm">
          <draw:image xlink:href="Pictures/100000010000046E000002C5961BA167.png" xlink:type="simple" xlink:show="embed" xlink:actuate="onLoad" draw:mime-type="image/png">
            <text:p/>
          </draw:image>
        </draw:frame>
        <draw:frame draw:style-name="gr2" draw:text-style-name="P3" draw:layer="layout" svg:width="14.288cm" svg:height="4.762cm" svg:x="4.492cm" svg:y="4.81cm">
          <draw:text-box>
            <text:p text:style-name="P2"><text:span text:style-name="T1">Configuration of the Complex networ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02T04:55:01.479426400</meta:creation-date>
    <meta:print-date>2025-09-02T04:56:58.472504700</meta:print-date>
    <meta:printed-by>PDF files</meta:printed-by>
    <dc:date>2025-09-02T04:57:01.167258400</dc:date>
    <meta:editing-duration>PT2S</meta:editing-duration>
    <meta:editing-cycles>1</meta:editing-cycles>
    <meta:document-statistic meta:object-count="2"/>
    <meta:generator>LibreOffice/25.2.5.2$Windows_X86_64 LibreOffice_project/03d19516eb2e1dd5d4ccd751a0d6f35f35e08022</meta:generator>
  </office:meta>
</office:document-meta>
</file>